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  <style:text-properties fo:font-size="26pt"/>
    </style:style>
    <style:style style:name="P2" style:family="paragraph">
      <style:text-properties fo:font-size="2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12.906cm" svg:height="1.437cm" svg:x="4cm" svg:y="0cm">
          <draw:text-box>
            <text:p text:style-name="P1"><text:span text:style-name="T1">Procediment de configuració</text:span></text:p>
          </draw:text-box>
        </draw:frame>
        <draw:custom-shape draw:style-name="gr2" draw:text-style-name="P3" draw:layer="layout" svg:width="10cm" svg:height="11cm" svg:x="0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cm" svg:height="11cm" svg:x="0.5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cm" svg:height="11cm" svg:x="10.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1" draw:layer="layout" svg:width="9cm" svg:height="2cm" svg:x="1cm" svg:y="5.5cm">
          <text:p text:style-name="P4">Esperant identificador d'usuari</text:p>
          <draw:enhanced-geometry svg:viewBox="0 0 21600 21600" draw:type="rectangle" draw:enhanced-path="M 0 0 L 21600 0 21600 21600 0 21600 0 0 Z N"/>
        </draw:custom-shape>
        <draw:custom-shape draw:style-name="gr3" draw:text-style-name="P3" draw:id="id2" draw:layer="layout" svg:width="9cm" svg:height="2cm" svg:x="1cm" svg:y="12.5cm">
          <text:p text:style-name="P4">nom_usuari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5cm" svg:y1="7.5cm" svg:x2="5.5cm" svg:y2="12.5cm" draw:start-shape="id1" draw:start-glue-point="2" draw:end-shape="id2" draw:end-glue-point="0">
          <text:p/>
        </draw:connector>
        <draw:custom-shape draw:style-name="gr2" draw:text-style-name="P3" draw:layer="layout" svg:width="10cm" svg:height="11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3" draw:layer="layout" svg:width="9cm" svg:height="2cm" svg:x="11cm" svg:y="5.5cm">
          <text:p text:style-name="P4">Esperant direcció d'un servidor</text:p>
          <draw:enhanced-geometry svg:viewBox="0 0 21600 21600" draw:type="rectangle" draw:enhanced-path="M 0 0 L 21600 0 21600 21600 0 21600 0 0 Z N"/>
        </draw:custom-shape>
        <draw:custom-shape draw:style-name="gr3" draw:text-style-name="P3" draw:id="id4" draw:layer="layout" svg:width="9cm" svg:height="2cm" svg:x="11cm" svg:y="12.5cm">
          <text:p text:style-name="P4">adreça (i.e. localhost)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5cm" svg:y1="7.5cm" svg:x2="15.5cm" svg:y2="12.5cm" draw:start-shape="id3" draw:start-glue-point="2" draw:end-shape="id4" draw:end-glue-point="0">
          <text:p/>
        </draw:connector>
        <draw:custom-shape draw:style-name="gr3" draw:text-style-name="P4" draw:id="id5" draw:layer="layout" svg:width="9cm" svg:height="2cm" svg:x="1cm" svg:y="16.5cm">
          <text:p text:style-name="P4">Esperant port UDP per la <text:line-break/>recepció de missatges priva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id="id6" draw:layer="layout" svg:width="9cm" svg:height="2cm" svg:x="1cm" svg:y="23.5cm">
          <text:p text:style-name="P4">port (i.e. 7790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cm" svg:height="2cm" svg:x="11cm" svg:y="16.5cm">
          <text:p text:style-name="P4">Es mostra la informació<text:line-break/> de la configuració a l'usuari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5cm" svg:y1="18.5cm" svg:x2="5.5cm" svg:y2="23.5cm" draw:start-shape="id5" draw:start-glue-point="2" draw:end-shape="id6" draw:end-glue-point="0">
          <text:p/>
        </draw:connector>
        <draw:custom-shape draw:style-name="gr5" draw:text-style-name="P4" draw:layer="layout" svg:width="1cm" svg:height="0.5cm" svg:x="0.5cm" svg:y="4.5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cm" svg:height="0.5cm" svg:x="10.5cm" svg:y="4.5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cm" svg:height="0.5cm" svg:x="0.5cm" svg:y="15.5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cm" svg:height="0.5cm" svg:x="10.5cm" svg:y="15.5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58:48</meta:creation-date>
    <dc:date>2007-04-03T12:33:29</dc:date>
    <dc:language>es-ES</dc:language>
    <meta:editing-cycles>5</meta:editing-cycles>
    <meta:editing-duration>PT1H34M42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